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Dh Frame</text:p>
          </table:table-cell>
          <table:table-cell table:style-name="ce4" office:value-type="string" calcext:value-type="string">
            <text:p>Dh id</text:p>
          </table:table-cell>
          <table:table-cell table:style-name="ce1" office:value-type="string" calcext:value-type="string">
            <text:p>TSU</text:p>
          </table:table-cell>
          <table:table-cell table:style-name="ce2" office:value-type="string" calcext:value-type="string">
            <text:p># cells</text:p>
          </table:table-cell>
          <table:table-cell/>
        </table:table-row>
        <table:table-row table:style-name="ro1">
          <table:table-cell office:value-type="string" calcext:value-type="string">
            <text:p>right arm tors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orso_lin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ight upper arm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_upper_arm_link</text:p>
          </table:table-cell>
          <table:table-cell office:value-type="string" calcext:value-type="string">
            <text:p>r_arm_joint_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right lower ar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_forearm_link</text:p>
          </table:table-cell>
          <table:table-cell office:value-type="string" calcext:value-type="string">
            <text:p>r_arm_joint_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ight wrist 1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r_forearm_link</text:p>
          </table:table-cell>
          <table:table-cell office:value-type="string" calcext:value-type="string">
            <text:p>r_arm_joint_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wrist 2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r_wrist_1_link</text:p>
          </table:table-cell>
          <table:table-cell office:value-type="string" calcext:value-type="string">
            <text:p>r_arm_joint_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wrist 3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r_wrist_2_link</text:p>
          </table:table-cell>
          <table:table-cell office:value-type="string" calcext:value-type="string">
            <text:p>r_arm_joint_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ight gripper palm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r_gripper_palm_link</text:p>
          </table:table-cell>
          <table:table-cell office:value-type="string" calcext:value-type="string">
            <text:p>r_arm_joint_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ight gripper ring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r_gripper_palm_link</text:p>
          </table:table-cell>
          <table:table-cell office:value-type="string" calcext:value-type="string">
            <text:p>r_arm_joint_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ight gripper left finger outside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r_gripper_left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gripper left finger inside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r_gripper_left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gripper mid finger outside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r_gripper_mid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gripper mid finger inside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r_gripper_mid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gripper right finger outside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r_gripper_right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ght gripper right finger inside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r_gripper_right_finger_lin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eft arm shoulder 2 mant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_upper_arm_link</text:p>
          </table:table-cell>
          <table:table-cell office:value-type="string" calcext:value-type="string">
            <text:p>l_arm_joi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tom/arm_left/upper_arm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eft arm shoulder 2 top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_upper_arm_link</text:p>
          </table:table-cell>
          <table:table-cell office:value-type="string" calcext:value-type="string">
            <text:p>l_arm_joi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tom/arm_left/upp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eft upper ar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_upper_arm_link</text:p>
          </table:table-cell>
          <table:table-cell office:value-type="string" calcext:value-type="string">
            <text:p>l_arm_joi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tom/arm_left/upper_arm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left upper arm elbow top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_upper_arm_link</text:p>
          </table:table-cell>
          <table:table-cell office:value-type="string" calcext:value-type="string">
            <text:p>l_arm_joi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tom/arm_left/upper_ar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eft upper arm elbow mantle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_upper_arm_link</text:p>
          </table:table-cell>
          <table:table-cell office:value-type="string" calcext:value-type="string">
            <text:p>l_arm_joi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tom/arm_left/upper_arm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lower arm elbow mantle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_forearm_link</text:p>
          </table:table-cell>
          <table:table-cell office:value-type="string" calcext:value-type="string">
            <text:p>l_arm_joi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tom/arm_left/lower_ar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eft lower arm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_forearm_link</text:p>
          </table:table-cell>
          <table:table-cell office:value-type="string" calcext:value-type="string">
            <text:p>l_arm_joi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tom/arm_left/lower_arm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left wrist 1 top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_forearm_link</text:p>
          </table:table-cell>
          <table:table-cell office:value-type="string" calcext:value-type="string">
            <text:p>l_arm_joi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tom/arm_left/lower_ar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ft wrist 1 mantle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_forearm_link</text:p>
          </table:table-cell>
          <table:table-cell office:value-type="string" calcext:value-type="string">
            <text:p>l_arm_joi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tom/arm_left/lower_ar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eft wrist 2 top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_wrist_1_link</text:p>
          </table:table-cell>
          <table:table-cell office:value-type="string" calcext:value-type="string">
            <text:p>l_arm_joint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tom/arm_left/lower_ar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ft wrist 2 mantle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_wrist_1_link</text:p>
          </table:table-cell>
          <table:table-cell office:value-type="string" calcext:value-type="string">
            <text:p>l_arm_joint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tom/arm_left/lower_ar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eft wrist 3 top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_wrist_2_link</text:p>
          </table:table-cell>
          <table:table-cell office:value-type="string" calcext:value-type="string">
            <text:p>l_arm_joint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tom/arm_left/lower_ar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ft wrist 3 mantle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_wrist_2_link</text:p>
          </table:table-cell>
          <table:table-cell office:value-type="string" calcext:value-type="string">
            <text:p>l_arm_joint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tom/arm_left/lower_ar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 table:number-rows-repeated="24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4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10:49:07.95923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9:22:14.635941869</meta:creation-date>
    <dc:date>2018-03-29T15:50:26.573296270</dc:date>
    <meta:editing-duration>PT2H33M9S</meta:editing-duration>
    <meta:editing-cycles>115</meta:editing-cycles>
    <meta:generator>LibreOffice/4.2.8.2$Linux_X86_64 LibreOffice_project/420m0$Build-2</meta:generator>
    <meta:document-statistic meta:table-count="1" meta:cell-count="168" meta:object-count="0"/>
  </office:meta>
</office:document-meta>
</file>